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8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3" table:number-columns-repeated="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F4]-[.D4])" office:value-type="float" office:value="-6" calcext:value-type="float">
            <text:p>-6</text:p>
          </table:table-cell>
          <table:table-cell table:formula="of:=SUM([.H4:.AE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- Configuración Servido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2" calcext:value-type="float">
            <text:p>12</text:p>
          </table:table-cell>
          <table:table-cell table:formula="of:=([.F5]-[.D5])" office:value-type="float" office:value="-12" calcext:value-type="float">
            <text:p>-12</text:p>
          </table:table-cell>
          <table:table-cell table:formula="of:=SUM([.H5:.AE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/>
          <table:table-cell office:value-type="string" calcext:value-type="string">
            <text:p>- Investigar modulo con framework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8" calcext:value-type="float">
            <text:p>8</text:p>
          </table:table-cell>
          <table:table-cell table:formula="of:=([.F8]-[.D8])" office:value-type="float" office:value="-8" calcext:value-type="float">
            <text:p>-8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9]-[.D9])" office:value-type="float" office:value="-10" calcext:value-type="float">
            <text:p>-10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0]-[.D10])" office:value-type="float" office:value="-5" calcext:value-type="float">
            <text:p>-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/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3]-[.D13])" office:value-type="float" office:value="-3" calcext:value-type="float">
            <text:p>-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4]-[.D14])" office:value-type="float" office:value="-3" calcext:value-type="float">
            <text:p>-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5]-[.D15])" office:value-type="float" office:value="-5" calcext:value-type="float">
            <text:p>-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16]-[.D16])" office:value-type="float" office:value="-10" calcext:value-type="float">
            <text:p>-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7]-[.D17])" office:value-type="float" office:value="-5" calcext:value-type="float">
            <text:p>-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/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20]-[.D20])" office:value-type="float" office:value="-3" calcext:value-type="float">
            <text:p>-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1]-[.D21])" office:value-type="float" office:value="-10" calcext:value-type="float">
            <text:p>-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2]-[.D22])" office:value-type="float" office:value="-10" calcext:value-type="float">
            <text:p>-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content-validation-name="val1"/>
          <table:table-cell table:number-columns-repeated="28"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F24]-[.D24])" office:value-type="float" office:value="-94" calcext:value-type="float">
            <text:p>-94</text:p>
          </table:table-cell>
          <table:table-cell table:formula="of:=SUM([.H24:.AE2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,5</text:p>
          </table:table-cell>
          <table:table-cell table:formula="of:=([.F25]-[.D25])" office:value-type="float" office:value="-23.5" calcext:value-type="float">
            <text:p>-23,5</text:p>
          </table:table-cell>
          <table:table-cell table:formula="of:=SUM([.H25:.AE25])" office:value-type="float" office:value="0" calcext:value-type="float">
            <text:p>0</text:p>
          </table:table-cell>
          <table:table-cell table:number-columns-repeated="2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2:44:50.465987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05T22:45:02.438778075</dc:date>
    <dc:creator>Miguel Torres</dc:creator>
    <meta:editing-duration>PT29M13S</meta:editing-duration>
    <meta:editing-cycles>7</meta:editing-cycles>
    <meta:generator>LibreOffice/4.3.3.2$Linux_X86_64 LibreOffice_project/430m0$Build-2</meta:generator>
    <meta:document-statistic meta:table-count="2" meta:cell-count="116" meta:object-count="0"/>
  </office:meta>
</office:document-meta>
</file>